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 style:may-break-between-rows="true" table:border-model="collapsing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36in" style:rel-column-width="1638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3ffbc9"/>
    </style:style>
    <style:style style:name="P2" style:family="paragraph" style:parent-style-name="Subtitle">
      <style:text-properties officeooo:rsid="00027ec1" officeooo:paragraph-rsid="00027ec1"/>
    </style:style>
    <style:style style:name="P3" style:family="paragraph" style:parent-style-name="Title">
      <style:text-properties officeooo:rsid="00027ec1" officeooo:paragraph-rsid="00027ec1"/>
    </style:style>
    <style:style style:name="P4" style:family="paragraph" style:parent-style-name="Text_20_body">
      <style:paragraph-properties fo:text-align="center" style:justify-single-word="false"/>
      <style:text-properties officeooo:rsid="00027ec1" officeooo:paragraph-rsid="00027ec1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f66" officeooo:paragraph-rsid="00066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6f66" officeooo:paragraph-rsid="00066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end" style:justify-single-word="false"/>
      <style:text-properties officeooo:rsid="0003abb8" officeooo:paragraph-rsid="0003abb8"/>
    </style:style>
    <style:style style:name="P10" style:family="paragraph" style:parent-style-name="Text_20_body">
      <style:text-properties officeooo:paragraph-rsid="00070a23"/>
    </style:style>
    <style:style style:name="P11" style:family="paragraph" style:parent-style-name="Text_20_body">
      <style:text-properties officeooo:rsid="000795d9" officeooo:paragraph-rsid="000795d9"/>
    </style:style>
    <style:style style:name="P12" style:family="paragraph" style:parent-style-name="Text_20_body">
      <style:text-properties officeooo:rsid="000795d9" officeooo:paragraph-rsid="0007d2e9"/>
    </style:style>
    <style:style style:name="P13" style:family="paragraph" style:parent-style-name="Text_20_body">
      <style:text-properties officeooo:paragraph-rsid="000d16d5"/>
    </style:style>
    <style:style style:name="P14" style:family="paragraph" style:parent-style-name="Text_20_body">
      <style:text-properties officeooo:rsid="000f11f9" officeooo:paragraph-rsid="000f11f9"/>
    </style:style>
    <style:style style:name="P15" style:family="paragraph" style:parent-style-name="Text_20_body">
      <style:text-properties officeooo:rsid="00108336" officeooo:paragraph-rsid="00108336"/>
    </style:style>
    <style:style style:name="P16" style:family="paragraph" style:parent-style-name="Text_20_body">
      <style:text-properties style:text-position="0% 100%" officeooo:rsid="00108336" officeooo:paragraph-rsid="00108336"/>
    </style:style>
    <style:style style:name="P17" style:family="paragraph" style:parent-style-name="Text_20_body">
      <style:text-properties style:text-position="0% 100%" officeooo:rsid="001595b9" officeooo:paragraph-rsid="001595b9"/>
    </style:style>
    <style:style style:name="P18" style:family="paragraph" style:parent-style-name="Text_20_body">
      <style:text-properties style:text-position="0% 100%" style:text-underline-style="solid" style:text-underline-width="auto" style:text-underline-color="font-color" officeooo:rsid="001595b9" officeooo:paragraph-rsid="001595b9"/>
    </style:style>
    <style:style style:name="P19" style:family="paragraph" style:parent-style-name="Text_20_body">
      <style:text-properties style:text-position="0% 100%" officeooo:rsid="002d0cc3" officeooo:paragraph-rsid="002d0cc3"/>
    </style:style>
    <style:style style:name="P20" style:family="paragraph" style:parent-style-name="Text_20_body">
      <style:text-properties style:text-position="0% 100%" officeooo:rsid="00361ffe" officeooo:paragraph-rsid="00361ffe"/>
    </style:style>
    <style:style style:name="P21" style:family="paragraph" style:parent-style-name="Text_20_body">
      <style:text-properties style:text-position="0% 100%" officeooo:rsid="0037db11" officeooo:paragraph-rsid="0037db11"/>
    </style:style>
    <style:style style:name="P22" style:family="paragraph" style:parent-style-name="Text_20_body">
      <style:text-properties style:text-position="0% 100%" officeooo:rsid="0037f19c" officeooo:paragraph-rsid="0039ec21"/>
    </style:style>
    <style:style style:name="P23" style:family="paragraph" style:parent-style-name="Text_20_body">
      <style:text-properties style:text-position="0% 100%" officeooo:rsid="003bcd58" officeooo:paragraph-rsid="003bcd58"/>
    </style:style>
    <style:style style:name="P24" style:family="paragraph" style:parent-style-name="Text_20_body">
      <style:text-properties style:text-position="0% 100%" officeooo:rsid="003dd0ec" officeooo:paragraph-rsid="003dd0ec"/>
    </style:style>
    <style:style style:name="P25" style:family="paragraph" style:parent-style-name="Text_20_body">
      <style:text-properties style:text-position="0% 100%" officeooo:rsid="00401f3a" officeooo:paragraph-rsid="005c9c1e"/>
    </style:style>
    <style:style style:name="P26" style:family="paragraph" style:parent-style-name="Text_20_body">
      <style:text-properties style:text-position="0% 100%" officeooo:rsid="00401f3a" officeooo:paragraph-rsid="00677447"/>
    </style:style>
    <style:style style:name="P27" style:family="paragraph" style:parent-style-name="Text_20_body">
      <style:text-properties style:text-position="0% 100%" officeooo:rsid="005d6670" officeooo:paragraph-rsid="005d6670"/>
    </style:style>
    <style:style style:name="P28" style:family="paragraph" style:parent-style-name="Text_20_body">
      <style:text-properties style:text-position="0% 100%" officeooo:rsid="005d6670" officeooo:paragraph-rsid="00693cd7"/>
    </style:style>
    <style:style style:name="P29" style:family="paragraph" style:parent-style-name="Text_20_body">
      <style:text-properties style:text-position="0% 100%" officeooo:rsid="005ed80d" officeooo:paragraph-rsid="005ed80d"/>
    </style:style>
    <style:style style:name="P30" style:family="paragraph" style:parent-style-name="Text_20_body">
      <style:text-properties style:text-position="0% 100%" officeooo:rsid="006300a0" officeooo:paragraph-rsid="0066a53f"/>
    </style:style>
    <style:style style:name="P31" style:family="paragraph" style:parent-style-name="Text_20_body">
      <style:text-properties style:text-position="0% 100%" officeooo:rsid="006b5137" officeooo:paragraph-rsid="006e91df"/>
    </style:style>
    <style:style style:name="P32" style:family="paragraph" style:parent-style-name="Text_20_body">
      <style:text-properties officeooo:paragraph-rsid="0018b16b"/>
    </style:style>
    <style:style style:name="P33" style:family="paragraph" style:parent-style-name="Text_20_body">
      <style:text-properties officeooo:rsid="001a64b4" officeooo:paragraph-rsid="001a64b4"/>
    </style:style>
    <style:style style:name="P34" style:family="paragraph" style:parent-style-name="Text_20_body">
      <style:text-properties officeooo:rsid="001bb5ef" officeooo:paragraph-rsid="001bb5ef"/>
    </style:style>
    <style:style style:name="P35" style:family="paragraph" style:parent-style-name="Text_20_body">
      <style:text-properties officeooo:rsid="001d7c56" officeooo:paragraph-rsid="001d7c56"/>
    </style:style>
    <style:style style:name="P36" style:family="paragraph" style:parent-style-name="Text_20_body">
      <style:text-properties officeooo:rsid="001eec91" officeooo:paragraph-rsid="001eec91"/>
    </style:style>
    <style:style style:name="P37" style:family="paragraph" style:parent-style-name="Text_20_body">
      <style:text-properties officeooo:rsid="0020e215" officeooo:paragraph-rsid="0020e215"/>
    </style:style>
    <style:style style:name="P38" style:family="paragraph" style:parent-style-name="Text_20_body">
      <style:text-properties officeooo:rsid="0022b371" officeooo:paragraph-rsid="0022b371"/>
    </style:style>
    <style:style style:name="P39" style:family="paragraph" style:parent-style-name="Text_20_body">
      <style:text-properties officeooo:paragraph-rsid="0023d7b4"/>
    </style:style>
    <style:style style:name="P40" style:family="paragraph" style:parent-style-name="Text_20_body">
      <style:text-properties officeooo:rsid="00249cdb" officeooo:paragraph-rsid="00249cdb"/>
    </style:style>
    <style:style style:name="P41" style:family="paragraph" style:parent-style-name="Text_20_body">
      <style:text-properties officeooo:rsid="00259506" officeooo:paragraph-rsid="00259506"/>
    </style:style>
    <style:style style:name="P42" style:family="paragraph" style:parent-style-name="Text_20_body">
      <style:text-properties officeooo:rsid="00266b97" officeooo:paragraph-rsid="0029782f"/>
    </style:style>
    <style:style style:name="P43" style:family="paragraph" style:parent-style-name="Text_20_body">
      <style:text-properties officeooo:paragraph-rsid="00307749"/>
    </style:style>
    <style:style style:name="P44" style:family="paragraph" style:parent-style-name="Text_20_body">
      <style:text-properties officeooo:rsid="00325d26" officeooo:paragraph-rsid="00325d26"/>
    </style:style>
    <style:style style:name="P45" style:family="paragraph" style:parent-style-name="Text_20_body">
      <style:text-properties officeooo:rsid="00401f3a" officeooo:paragraph-rsid="00439c1d"/>
    </style:style>
    <style:style style:name="P46" style:family="paragraph" style:parent-style-name="Text_20_body">
      <style:text-properties officeooo:rsid="00401f3a" officeooo:paragraph-rsid="004736d1"/>
    </style:style>
    <style:style style:name="P47" style:family="paragraph" style:parent-style-name="Text_20_body">
      <style:text-properties officeooo:rsid="00401f3a" officeooo:paragraph-rsid="00566a89"/>
    </style:style>
    <style:style style:name="P48" style:family="paragraph" style:parent-style-name="Text_20_body">
      <style:text-properties officeooo:rsid="00401f3a" officeooo:paragraph-rsid="0062fd65"/>
    </style:style>
    <style:style style:name="P49" style:family="paragraph" style:parent-style-name="Text_20_body">
      <style:text-properties officeooo:rsid="0044b582" officeooo:paragraph-rsid="0044b582"/>
    </style:style>
    <style:style style:name="P50" style:family="paragraph" style:parent-style-name="Text_20_body">
      <style:text-properties officeooo:rsid="0045fc99" officeooo:paragraph-rsid="0045fc99"/>
    </style:style>
    <style:style style:name="P51" style:family="paragraph" style:parent-style-name="Text_20_body">
      <style:text-properties officeooo:rsid="004736d1" officeooo:paragraph-rsid="004736d1"/>
    </style:style>
    <style:style style:name="P52" style:family="paragraph" style:parent-style-name="Text_20_body">
      <style:text-properties officeooo:paragraph-rsid="004945ee"/>
    </style:style>
    <style:style style:name="P53" style:family="paragraph" style:parent-style-name="Text_20_body">
      <style:text-properties officeooo:paragraph-rsid="0054ddf4"/>
    </style:style>
    <style:style style:name="P54" style:family="paragraph" style:parent-style-name="Text_20_body">
      <style:text-properties officeooo:rsid="00584a1a" officeooo:paragraph-rsid="00584a1a"/>
    </style:style>
    <style:style style:name="P55" style:family="paragraph" style:parent-style-name="Text_20_body">
      <style:text-properties officeooo:rsid="005a56f1" officeooo:paragraph-rsid="005a56f1"/>
    </style:style>
    <style:style style:name="P56" style:family="paragraph" style:parent-style-name="Text_20_body">
      <style:text-properties officeooo:paragraph-rsid="005f3d1c"/>
    </style:style>
    <style:style style:name="P57" style:family="paragraph" style:parent-style-name="Text_20_body">
      <style:text-properties officeooo:rsid="0062fd65" officeooo:paragraph-rsid="0062fd65"/>
    </style:style>
    <style:style style:name="P58" style:family="paragraph" style:parent-style-name="Text_20_body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77e" officeooo:paragraph-rsid="00401f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5b8e44" officeooo:paragraph-rsid="005a56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64d1e8" officeooo:paragraph-rsid="0066a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Heading_20_1">
      <style:text-properties officeooo:rsid="00070a23" officeooo:paragraph-rsid="00070a23"/>
    </style:style>
    <style:style style:name="P62" style:family="paragraph" style:parent-style-name="Heading_20_1">
      <style:text-properties officeooo:rsid="000d16d5" officeooo:paragraph-rsid="000d16d5"/>
    </style:style>
    <style:style style:name="P63" style:family="paragraph" style:parent-style-name="Heading_20_1">
      <style:text-properties officeooo:rsid="0018b16b" officeooo:paragraph-rsid="0018b16b"/>
    </style:style>
    <style:style style:name="P64" style:family="paragraph" style:parent-style-name="Heading_20_1">
      <style:text-properties officeooo:rsid="0023d7b4" officeooo:paragraph-rsid="0023d7b4"/>
    </style:style>
    <style:style style:name="P65" style:family="paragraph" style:parent-style-name="Heading_20_1">
      <style:text-properties officeooo:rsid="00307749" officeooo:paragraph-rsid="00307749"/>
    </style:style>
    <style:style style:name="P66" style:family="paragraph" style:parent-style-name="Heading_20_1">
      <style:text-properties officeooo:rsid="003ffbc9" officeooo:paragraph-rsid="003ffbc9"/>
    </style:style>
    <style:style style:name="P67" style:family="paragraph" style:parent-style-name="Heading_20_1">
      <style:text-properties officeooo:rsid="0054ddf4" officeooo:paragraph-rsid="0054ddf4"/>
    </style:style>
    <style:style style:name="P68" style:family="paragraph" style:parent-style-name="Heading_20_1">
      <style:text-properties officeooo:rsid="005f3d1c" officeooo:paragraph-rsid="005f3d1c"/>
    </style:style>
    <style:style style:name="T1" style:family="text">
      <style:text-properties officeooo:rsid="00027ec1"/>
    </style:style>
    <style:style style:name="T2" style:family="text">
      <style:text-properties officeooo:rsid="000795d9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8dec8"/>
    </style:style>
    <style:style style:name="T5" style:family="text">
      <style:text-properties style:text-position="sub 58%" officeooo:rsid="00119c8f"/>
    </style:style>
    <style:style style:name="T6" style:family="text">
      <style:text-properties style:text-position="sub 58%" officeooo:rsid="0013ff85"/>
    </style:style>
    <style:style style:name="T7" style:family="text">
      <style:text-properties style:text-position="sub 58%" officeooo:rsid="002262d7"/>
    </style:style>
    <style:style style:name="T8" style:family="text">
      <style:text-properties style:text-position="sub 58%" officeooo:rsid="00249cdb"/>
    </style:style>
    <style:style style:name="T9" style:family="text">
      <style:text-properties style:text-position="sub 58%" officeooo:rsid="001eec91"/>
    </style:style>
    <style:style style:name="T10" style:family="text">
      <style:text-properties style:text-position="sub 58%" officeooo:rsid="0029782f"/>
    </style:style>
    <style:style style:name="T11" style:family="text">
      <style:text-properties style:text-position="sub 58%" officeooo:rsid="002a146d"/>
    </style:style>
    <style:style style:name="T12" style:family="text">
      <style:text-properties style:text-position="sub 58%" officeooo:rsid="002ba0b4"/>
    </style:style>
    <style:style style:name="T13" style:family="text">
      <style:text-properties style:text-position="sub 58%" officeooo:rsid="00266b97"/>
    </style:style>
    <style:style style:name="T14" style:family="text">
      <style:text-properties style:text-position="sub 58%" officeooo:rsid="003ca2c8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08b9cf"/>
    </style:style>
    <style:style style:name="T17" style:family="text">
      <style:text-properties style:text-position="0% 100%" officeooo:rsid="0008dec8"/>
    </style:style>
    <style:style style:name="T18" style:family="text">
      <style:text-properties style:text-position="0% 100%" officeooo:rsid="000cb07a"/>
    </style:style>
    <style:style style:name="T19" style:family="text">
      <style:text-properties style:text-position="0% 100%" officeooo:rsid="000f11f9"/>
    </style:style>
    <style:style style:name="T20" style:family="text">
      <style:text-properties style:text-position="0% 100%" officeooo:rsid="00119c8f"/>
    </style:style>
    <style:style style:name="T21" style:family="text">
      <style:text-properties style:text-position="0% 100%" officeooo:rsid="00133605"/>
    </style:style>
    <style:style style:name="T22" style:family="text">
      <style:text-properties style:text-position="0% 100%" officeooo:rsid="0020e215"/>
    </style:style>
    <style:style style:name="T23" style:family="text">
      <style:text-properties style:text-position="0% 100%" officeooo:rsid="002262d7"/>
    </style:style>
    <style:style style:name="T24" style:family="text">
      <style:text-properties style:text-position="0% 100%" officeooo:rsid="00232724"/>
    </style:style>
    <style:style style:name="T25" style:family="text">
      <style:text-properties style:text-position="0% 100%" officeooo:rsid="00249cdb"/>
    </style:style>
    <style:style style:name="T26" style:family="text">
      <style:text-properties style:text-position="0% 100%" officeooo:rsid="001eec91"/>
    </style:style>
    <style:style style:name="T27" style:family="text">
      <style:text-properties style:text-position="0% 100%" officeooo:rsid="00275b38"/>
    </style:style>
    <style:style style:name="T28" style:family="text">
      <style:text-properties style:text-position="0% 100%" officeooo:rsid="0029782f"/>
    </style:style>
    <style:style style:name="T29" style:family="text">
      <style:text-properties style:text-position="0% 100%" officeooo:rsid="002a146d"/>
    </style:style>
    <style:style style:name="T30" style:family="text">
      <style:text-properties style:text-position="0% 100%" officeooo:rsid="002ba0b4"/>
    </style:style>
    <style:style style:name="T31" style:family="text">
      <style:text-properties style:text-position="0% 100%" officeooo:rsid="002bdaac"/>
    </style:style>
    <style:style style:name="T32" style:family="text">
      <style:text-properties style:text-position="0% 100%" officeooo:rsid="00331aa1"/>
    </style:style>
    <style:style style:name="T33" style:family="text">
      <style:text-properties style:text-position="0% 100%" officeooo:rsid="003494fa"/>
    </style:style>
    <style:style style:name="T34" style:family="text">
      <style:text-properties style:text-position="0% 100%" officeooo:rsid="00355f00"/>
    </style:style>
    <style:style style:name="T35" style:family="text">
      <style:text-properties style:text-position="0% 100%" officeooo:rsid="00769040"/>
    </style:style>
    <style:style style:name="T36" style:family="text">
      <style:text-properties style:text-position="0% 100%" officeooo:rsid="00783639"/>
    </style:style>
    <style:style style:name="T37" style:family="text">
      <style:text-properties style:text-position="0% 100%" officeooo:rsid="007c8eb2"/>
    </style:style>
    <style:style style:name="T38" style:family="text">
      <style:text-properties officeooo:rsid="0008dec8"/>
    </style:style>
    <style:style style:name="T39" style:family="text">
      <style:text-properties officeooo:rsid="0013ff85"/>
    </style:style>
    <style:style style:name="T40" style:family="text">
      <style:text-properties officeooo:rsid="0017368f"/>
    </style:style>
    <style:style style:name="T41" style:family="text">
      <style:text-properties style:text-position="super 58%"/>
    </style:style>
    <style:style style:name="T42" style:family="text">
      <style:text-properties style:text-position="super 58%" officeooo:rsid="00275b38"/>
    </style:style>
    <style:style style:name="T43" style:family="text">
      <style:text-properties style:text-position="super 58%" officeooo:rsid="0032e4a6"/>
    </style:style>
    <style:style style:name="T44" style:family="text">
      <style:text-properties style:text-position="super 58%" officeooo:rsid="00355f00"/>
    </style:style>
    <style:style style:name="T45" style:family="text">
      <style:text-properties style:text-position="super 58%" officeooo:rsid="0039ec21"/>
    </style:style>
    <style:style style:name="T46" style:family="text">
      <style:text-properties style:text-position="super 58%" officeooo:rsid="00769040"/>
    </style:style>
    <style:style style:name="T47" style:family="text">
      <style:text-properties officeooo:rsid="001de652"/>
    </style:style>
    <style:style style:name="T48" style:family="text">
      <style:text-properties officeooo:rsid="001eec91"/>
    </style:style>
    <style:style style:name="T49" style:family="text">
      <style:text-properties officeooo:rsid="0022b371"/>
    </style:style>
    <style:style style:name="T50" style:family="text">
      <style:text-properties officeooo:rsid="00266b97"/>
    </style:style>
    <style:style style:name="T51" style:family="text">
      <style:text-properties officeooo:rsid="002ba0b4"/>
    </style:style>
    <style:style style:name="T52" style:family="text">
      <style:text-properties officeooo:rsid="002bdaac"/>
    </style:style>
    <style:style style:name="T53" style:family="text">
      <style:text-properties officeooo:rsid="0039ec21"/>
    </style:style>
    <style:style style:name="T54" style:family="text">
      <style:text-properties officeooo:rsid="003bcd58"/>
    </style:style>
    <style:style style:name="T55" style:family="text">
      <style:text-properties officeooo:rsid="003ca2c8"/>
    </style:style>
    <style:style style:name="T5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7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d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9a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8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9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d1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3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9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7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f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9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00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4097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46d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4ae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4d98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494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5c9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693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6c7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097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282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39c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60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6d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736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ae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94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bb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d98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dc9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f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08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27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39a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66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b8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494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497c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4f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508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1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527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2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539a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3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officeooo:rsid="006c7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4" style:family="text">
      <style:text-properties officeooo:rsid="00611f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анкт-Петербургский <text:span text:style-name="T1">н</text:span>ациональный <text:span text:style-name="T1">и</text:span>сследовательский <text:span text:style-name="T1">у</text:span>ниверситет ИТМО</text:p>
      <text:p text:style-name="P8">Факультет программной инженерии и компьютерной техн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Домашняя работа №1</text:p>
      <text:p text:style-name="P2">по дисциплине “Дискретная математика”</text:p>
      <text:p text:style-name="P4">вариант 72</text:p>
      <text:p text:style-name="P9"/>
      <text:p text:style-name="P9"/>
      <text:p text:style-name="P9"/>
      <text:p text:style-name="P9"/>
      <text:p text:style-name="P9"/>
      <text:p text:style-name="P9"/>
      <text:p text:style-name="P9">Выполнил:</text:p>
      <text:p text:style-name="P9">Тимошкин Роман Вячеславович</text:p>
      <text:p text:style-name="P9">группа P3131</text:p>
      <text:p text:style-name="P9">Преподаватель:</text:p>
      <text:p text:style-name="P9">Поляков Владимир Иванович</text:p>
      <text:p text:style-name="P4"/>
      <text:p text:style-name="P4"/>
      <text:p text:style-name="P4"/>
      <text:p text:style-name="P4">Санкт-Петербург</text:p>
      <text:p text:style-name="P4">2023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R</text:p>
          </table:table-cell>
          <table:table-cell table:style-name="Table1.D1" office:value-type="string">
            <text:p text:style-name="P7">S</text:p>
          </table:table-cell>
        </table:table-row>
        <table:table-row table:style-name="Table1.2">
          <table:table-cell table:style-name="Table1.A2" office:value-type="string">
            <text:p text:style-name="P5">925</text:p>
          </table:table-cell>
          <table:table-cell table:style-name="Table1.B2" office:value-type="string">
            <text:p text:style-name="P5">0.222</text:p>
          </table:table-cell>
          <table:table-cell table:style-name="Table1.C2" office:value-type="string">
            <text:p text:style-name="P6">C19DE000</text:p>
          </table:table-cell>
          <table:table-cell table:style-name="Table1.D2" office:value-type="string">
            <text:p text:style-name="P6">3DF40000</text:p>
          </table:table-cell>
        </table:table-row>
      </table:table>
      <text:h text:style-name="P61" text:outline-level="1">Задание №1.</text:h>
      <text:p text:style-name="P10">Заданное число А представить в виде двоично-кодированного десятичного числа:</text:p>
      <text:p text:style-name="P10"><text:tab/><text:span text:style-name="T2">а) в упакованном формате (BCD);</text:span></text:p>
      <text:p text:style-name="P10"><text:tab/><text:span text:style-name="T2">б) в неупакованном формате (ASCII).</text:span></text:p>
      <text:p text:style-name="P10"/>
      <text:p text:style-name="P11">A = 925 =&gt; (9<text:span text:style-name="T3">10</text:span>)(2<text:span text:style-name="T3">10</text:span>)(5<text:span text:style-name="T3">10</text:span>)</text:p>
      <text:p text:style-name="P11">а) BCD: (1001<text:span text:style-name="T3">2</text:span><text:span text:style-name="T15">)(0010</text:span><text:span text:style-name="T3">2</text:span><text:span text:style-name="T15">)(0101</text:span><text:span text:style-name="T3">2</text:span><text:span text:style-name="T15">) = </text:span><text:span text:style-name="T18">0000</text:span><text:span text:style-name="T15">1001 00100101</text:span><text:span text:style-name="T3">2</text:span><text:span text:style-name="T15"> = 925</text:span><text:span text:style-name="T3">10</text:span></text:p>
      <text:p text:style-name="P12">б) ASCII: (<text:span text:style-name="T38">0011.</text:span>1001<text:span text:style-name="T3">2</text:span><text:span text:style-name="T15">)(</text:span><text:span text:style-name="T17">0011.</text:span><text:span text:style-name="T15">0010</text:span><text:span text:style-name="T3">2</text:span><text:span text:style-name="T15">)(</text:span><text:span text:style-name="T17">0011.</text:span><text:span text:style-name="T15">0101</text:span><text:span text:style-name="T3">2</text:span><text:span text:style-name="T15">) </text:span><text:span text:style-name="T16">= </text:span><text:span text:style-name="T17">00111001 00110010 00110101</text:span><text:span text:style-name="T4">2</text:span><text:span text:style-name="T17"> = 925</text:span><text:span text:style-name="T4">10</text:span></text:p>
      <text:h text:style-name="P62" text:outline-level="1">Задание №2.</text:h>
      <text:p text:style-name="P13">Заданное число А и –A представить в форме с фиксированной запятой.</text:p>
      <text:p text:style-name="P14">A = 925<text:span text:style-name="T3">10</text:span><text:span text:style-name="T15"> = 1110011101</text:span><text:span text:style-name="T3">2</text:span></text:p>
      <text:p text:style-name="P15">A = 0000 00<text:span text:style-name="T19">11 1001 1101</text:span><text:span text:style-name="T5">2</text:span><text:span text:style-name="T20"> = 39</text:span><text:span text:style-name="T21">D</text:span><text:span text:style-name="T5">16</text:span></text:p>
      <text:p text:style-name="P16">-<text:span text:style-name="T39">[A]</text:span><text:span text:style-name="T6">пр</text:span><text:span text:style-name="T39"> = 1.000 0011 1001 1101</text:span></text:p>
      <text:p text:style-name="P16">-<text:span text:style-name="T39">[A]</text:span><text:span text:style-name="T6">об</text:span><text:span text:style-name="T39"> = 1.111 1100 0110 0010</text:span></text:p>
      <text:p text:style-name="P18">+ <text:s text:c="44"/>1</text:p>
      <text:p text:style-name="P17">-[A]<text:span text:style-name="T3">доп</text:span> = 1.111 1100 0110 0011</text:p>
      <text:p text:style-name="P17">-<text:span text:style-name="T40">A = 1|111 1100 0110 0011</text:span></text:p>
      <text:h text:style-name="P63" text:outline-level="1">Задание №3.</text:h>
      <text:p text:style-name="P32">Заданные числа A и B представить в форме с плавающей запятой в формате Ф1.</text:p>
      <text:p text:style-name="P33">A = 925<text:span text:style-name="T3">10</text:span><text:span text:style-name="T15"> = 39D</text:span><text:span text:style-name="T3">16</text:span><text:span text:style-name="T15"> = 0,39D</text:span><text:span text:style-name="T3">16</text:span><text:span text:style-name="T15"> * 16</text:span><text:span text:style-name="T41">3</text:span></text:p>
      <text:p text:style-name="P34">X<text:span text:style-name="T3">A</text:span><text:span text:style-name="T15"> = P</text:span><text:span text:style-name="T3">A</text:span><text:span text:style-name="T15"> + 64 = </text:span><text:span text:style-name="T22">3 + 64 =</text:span><text:span text:style-name="T15">67</text:span><text:span text:style-name="T3">10</text:span><text:span text:style-name="T15"> = 1000011</text:span><text:span text:style-name="T3">2</text:span></text:p>
      <text:p text:style-name="P35">A = <text:span text:style-name="T47">0 | 1000011 | 0011 1001 1101 </text:span><text:span text:style-name="T49">0000 0000 0000</text:span></text:p>
      <text:p text:style-name="P35"/>
      <text:p text:style-name="P36">B = 0.222<text:span text:style-name="T3">10</text:span><text:span text:style-name="T15"> = 0.38D4FD</text:span><text:span text:style-name="T3">16</text:span></text:p>
      <text:p text:style-name="P37">X<text:span text:style-name="T3">B</text:span><text:span text:style-name="T15"> = P</text:span><text:span text:style-name="T3">B</text:span><text:span text:style-name="T15"> + 64 = 0 + 64 </text:span><text:span text:style-name="T23">= 64</text:span><text:span text:style-name="T7">10</text:span><text:span text:style-name="T23"> = 1000000</text:span><text:span text:style-name="T7">2</text:span></text:p>
      <text:p text:style-name="P38"><text:span text:style-name="T23">B </text:span><text:span text:style-name="T15">= 0 | 1000000 | </text:span><text:span text:style-name="T24">0011 1000 1101 0100 1111 1101</text:span></text:p>
      <text:h text:style-name="P64" text:outline-level="1"><text:soft-page-break/>Задание №4.</text:h>
      <text:p text:style-name="P39">Заданные числа A и B представить в форме с плавающей запятой в формате Ф2.</text:p>
      <text:p text:style-name="P40">A = 925<text:span text:style-name="T3">10</text:span><text:span text:style-name="T15"> = 39D</text:span><text:span text:style-name="T3">16</text:span><text:span text:style-name="T15"> = 1110011101</text:span><text:span text:style-name="T3">2</text:span><text:span text:style-name="T15"> = 0.1110011101</text:span><text:span text:style-name="T3">2</text:span><text:span text:style-name="T15"> * 2</text:span><text:span text:style-name="T46">10</text:span></text:p>
      <text:p text:style-name="P40">X<text:span text:style-name="T3">A</text:span><text:span text:style-name="T15"> = P</text:span><text:span text:style-name="T3">A</text:span><text:span text:style-name="T15"> + 128 = </text:span><text:span text:style-name="T35">10</text:span><text:span text:style-name="T29"> + </text:span><text:span text:style-name="T15">1</text:span><text:span text:style-name="T29">28</text:span><text:span text:style-name="T15"> </text:span><text:span text:style-name="T29">= 13</text:span><text:span text:style-name="T35">8</text:span><text:span text:style-name="T11">10</text:span><text:span text:style-name="T15"> = 100010</text:span><text:span text:style-name="T35">10</text:span><text:span text:style-name="T3">2</text:span></text:p>
      <text:p text:style-name="P41">A = 0 | <text:span text:style-name="T25">100 0101 </text:span><text:span text:style-name="T35">0</text:span><text:span text:style-name="T25"> </text:span><text:span text:style-name="T15">| </text:span><text:span text:style-name="T36">111 0011 1010 0000 0000 0000</text:span></text:p>
      <text:p text:style-name="P41"/>
      <text:p text:style-name="P42">B = 0.222<text:span text:style-name="T3">10</text:span><text:span text:style-name="T15"> = </text:span><text:span text:style-name="T26">0.38D4FD</text:span><text:span text:style-name="T9">16</text:span><text:span text:style-name="T26"> </text:span><text:span text:style-name="T15">= 0.1110001101010011111101</text:span><text:span text:style-name="T3">2</text:span><text:span text:style-name="T15"> </text:span><text:span text:style-name="T27">* 2</text:span><text:span text:style-name="T42">-2</text:span></text:p>
      <text:p text:style-name="P42"><text:span text:style-name="T28">X</text:span><text:span text:style-name="T10">B</text:span><text:span text:style-name="T28"> = </text:span><text:span text:style-name="T15"><text:s/></text:span><text:span text:style-name="T28">P</text:span><text:span text:style-name="T10">B</text:span><text:span text:style-name="T28"> + 128 = -</text:span><text:span text:style-name="T29">2 + 128 </text:span><text:span text:style-name="T30">= 126</text:span><text:span text:style-name="T12">10</text:span><text:span text:style-name="T30"> = </text:span><text:span text:style-name="T37">0</text:span><text:span text:style-name="T30">1111110</text:span><text:span text:style-name="T12">2</text:span></text:p>
      <text:p text:style-name="P19">B = 0 | <text:span text:style-name="T52">0</text:span><text:span text:style-name="T51">11 1111 0 </text:span>| <text:span text:style-name="T50">011 1000 1101 0100 1111 1101</text:span></text:p>
      <text:h text:style-name="P65" text:outline-level="1">Задание №5.</text:h>
      <text:p text:style-name="P43">Заданные числа A и B представить в форме с плавающей запятой в формате Ф3.</text:p>
      <text:p text:style-name="P44">A = 925<text:span text:style-name="T3">10</text:span><text:span text:style-name="T15"> = 39D</text:span><text:span text:style-name="T3">16</text:span><text:span text:style-name="T15"> = <text:s/></text:span><text:span text:style-name="T25">1110011101</text:span><text:span text:style-name="T8">2</text:span><text:span text:style-name="T25"> </text:span><text:span text:style-name="T34">= 1.110011101 * 2</text:span><text:span text:style-name="T44">9</text:span></text:p>
      <text:p text:style-name="P20">X<text:span text:style-name="T3">A</text:span> = P<text:span text:style-name="T3">A</text:span> + 127 = 9 + 127 = 136<text:span text:style-name="T3">10</text:span> = 10001000<text:span text:style-name="T3">2</text:span></text:p>
      <text:p text:style-name="P21">A = 0 | 10001000 | 11001110100000000000000</text:p>
      <text:p text:style-name="P21"/>
      <text:p text:style-name="P22">B = 0.222<text:span text:style-name="T3">10</text:span> = <text:s/><text:span text:style-name="T48">0.38D4FD</text:span><text:span text:style-name="T9">16</text:span><text:span text:style-name="T48"> </text:span>= <text:s/><text:span text:style-name="T50">1.110001101010011111101</text:span><text:span text:style-name="T13">2</text:span><text:span text:style-name="T50"> </text:span><text:span text:style-name="T53">* 2</text:span><text:span text:style-name="T45">-3</text:span></text:p>
      <text:p text:style-name="P23">X<text:span text:style-name="T3">B</text:span> = P<text:span text:style-name="T3">B</text:span> + 127 = -3 + 127 = 124<text:span text:style-name="T3">10</text:span> = <text:span text:style-name="T55">0</text:span>1111100<text:span text:style-name="T14">2</text:span></text:p>
      <text:p text:style-name="P24">B = 0 | <text:span text:style-name="T55">0</text:span><text:span text:style-name="T54">1111100</text:span><text:span text:style-name="T55"> </text:span>| <text:span text:style-name="T50">110001101010011111101</text:span>00</text:p>
      <text:h text:style-name="P66" text:outline-level="1">Задание №6.</text:h>
      <text:p text:style-name="P1">Найти значения чисел Y и Z по их заданным шестнадцатеричным представлениям R и S в форме с плавающей запятой в формате Ф1.</text:p>
      <text:p text:style-name="P45">R = <text:span text:style-name="T56">C19DE000 </text:span><text:span text:style-name="T57">= 1100 0001 1001 1101 1110 0000 0000 0000</text:span><text:span text:style-name="T70">2</text:span><text:span text:style-name="T79"> </text:span><text:span text:style-name="T80">= </text:span><text:span text:style-name="T81">1 | 1000001 | </text:span><text:span text:style-name="T79">100111011110000000000000</text:span></text:p>
      <text:p text:style-name="P49"><text:span text:style-name="T79">X</text:span><text:span text:style-name="T69">Y</text:span><text:span text:style-name="T78"> = 65 = 64 + 1</text:span></text:p>
      <text:p text:style-name="P49"><text:span text:style-name="T78">Y = -0.9DE</text:span><text:span text:style-name="T69">16</text:span><text:span text:style-name="T78"> * 16</text:span><text:span text:style-name="T97">1</text:span><text:span text:style-name="T78"> = -9.DE</text:span><text:span text:style-name="T69">16</text:span></text:p>
      <text:p text:style-name="P50"><text:span text:style-name="T78">Y = -(9 * 16</text:span><text:span text:style-name="T98">0</text:span><text:span text:style-name="T78"> + D * 16</text:span><text:span text:style-name="T96">-</text:span><text:span text:style-name="T98">1</text:span><text:span text:style-name="T78"> + E * 16</text:span><text:span text:style-name="T96">-</text:span><text:span text:style-name="T98">2</text:span><text:span text:style-name="T78">) </text:span><text:span text:style-name="T82">= -</text:span><text:span text:style-name="T85">(9 + 0.8125 + 0.0546875) = -9.8671875</text:span><text:span text:style-name="T72">10</text:span></text:p>
      <text:p text:style-name="P58"/>
      <text:p text:style-name="P46"><text:span text:style-name="T56">S = 3DF40000 </text:span><text:span text:style-name="T58">= 0011 1101 1111 0100 0000 0000 0000 0000</text:span><text:span text:style-name="T71">2</text:span><text:span text:style-name="T83"> = </text:span><text:span text:style-name="T84">0 | 0111101 | </text:span><text:span text:style-name="T83">111101000000000000000000</text:span></text:p>
      <text:p text:style-name="P51"><text:span text:style-name="T83">P</text:span><text:span text:style-name="T69">Z</text:span><text:span text:style-name="T78"> = X</text:span><text:span text:style-name="T69">Z</text:span><text:span text:style-name="T78"> – 64 = 61 – 64 = -3</text:span></text:p>
      <text:p text:style-name="P52"><text:soft-page-break/><text:span text:style-name="T86">Z = 0.F4</text:span><text:span text:style-name="T74">16</text:span><text:span text:style-name="T86"> * 16</text:span><text:span text:style-name="T97">-3</text:span><text:span text:style-name="T86"> </text:span><text:span text:style-name="T87">= </text:span><text:span text:style-name="T88">0.000F4</text:span><text:span text:style-name="T73">16</text:span><text:span text:style-name="T88"> </text:span><text:span text:style-name="T89">= </text:span><text:span text:style-name="T90">F/16</text:span><text:span text:style-name="T99">4</text:span><text:span text:style-name="T90"> + 4/16</text:span><text:span text:style-name="T99">5</text:span><text:span text:style-name="T90"> = </text:span><text:span text:style-name="T91">(240 + 4)/16</text:span><text:span text:style-name="T100">5</text:span><text:span text:style-name="T91"> =</text:span><text:span text:style-name="T92"> 244/16</text:span><text:span text:style-name="T101">5</text:span><text:span text:style-name="T92"> = </text:span><text:span text:style-name="T93">244/2</text:span><text:span text:style-name="T102">20</text:span><text:span text:style-name="T93"> ≈ 244/10</text:span><text:span text:style-name="T102">6</text:span><text:span text:style-name="T93"> ≈ 2.44 * 10</text:span><text:span text:style-name="T102">-4</text:span></text:p>
      <text:h text:style-name="P67" text:outline-level="1">Задание №7.</text:h>
      <text:p text:style-name="P53">Найти значения чисел V и W по их заданным шестнадцатеричным представлениям R и S в форме с плавающей запятой в формате Ф2.</text:p>
      <text:p text:style-name="P47">R = <text:span text:style-name="T56">C19DE000 </text:span><text:span text:style-name="T57">= 1100 0001 1001 1101 1110 0000 0000 0000</text:span><text:span text:style-name="T70">2</text:span><text:span text:style-name="T79"> </text:span><text:span text:style-name="T80">= </text:span><text:span text:style-name="T94">1 | 10000011 | </text:span><text:span text:style-name="T79">001 1101 1110 0000 0000 0000</text:span></text:p>
      <text:p text:style-name="P54"><text:span text:style-name="T79">P</text:span><text:span text:style-name="T69">V</text:span><text:span text:style-name="T78"> = X</text:span><text:span text:style-name="T69">V</text:span><text:span text:style-name="T78"> – 128 = 131 – 128 = 3</text:span></text:p>
      <text:p text:style-name="P55"><text:span text:style-name="T78">V = -0.1</text:span><text:span text:style-name="T79">0011101111</text:span><text:span text:style-name="T69">2</text:span><text:span text:style-name="T78"> * 2</text:span><text:span text:style-name="T96">3</text:span></text:p>
      <text:p text:style-name="P55"><text:span text:style-name="T78">V = -100.</text:span><text:span text:style-name="T79">11101111</text:span><text:span text:style-name="T69">2</text:span><text:span text:style-name="T78"> = -(2</text:span><text:span text:style-name="T96">2</text:span><text:span text:style-name="T78"> + 2</text:span><text:span text:style-name="T96">-1</text:span><text:span text:style-name="T78"> + 2</text:span><text:span text:style-name="T96">-2</text:span><text:span text:style-name="T78"> + 2</text:span><text:span text:style-name="T96">-3</text:span><text:span text:style-name="T78"> + 2</text:span><text:span text:style-name="T96">-5</text:span><text:span text:style-name="T78"> + 2</text:span><text:span text:style-name="T96">-6</text:span><text:span text:style-name="T78"> + 2</text:span><text:span text:style-name="T96">-7</text:span><text:span text:style-name="T78"> + 2</text:span><text:span text:style-name="T96">-8</text:span><text:span text:style-name="T78">) </text:span><text:span text:style-name="T93">≈ -</text:span><text:span text:style-name="T95">4.9336</text:span></text:p>
      <text:p text:style-name="P59"/>
      <text:p text:style-name="P25"><text:span text:style-name="T60">S = 3DF40000 </text:span><text:span text:style-name="T58">= 0011 1101 1111 0100 0000 0000 0000 0000</text:span><text:span text:style-name="T75">2</text:span><text:span text:style-name="T61"> = 0 | 01111011 | </text:span><text:span text:style-name="T58">111 0100 0000 0000 0000 0000</text:span></text:p>
      <text:p text:style-name="P27"><text:span text:style-name="T58">P</text:span><text:span text:style-name="T69">W</text:span><text:span text:style-name="T56"> = X</text:span><text:span text:style-name="T69">W</text:span><text:span text:style-name="T56"> – 128 = 123 – 128 = -5</text:span></text:p>
      <text:p text:style-name="P29"><text:span text:style-name="T56">W = 0.111101</text:span><text:span text:style-name="T69">2</text:span><text:span text:style-name="T56"> * 2</text:span><text:span text:style-name="T96">-5</text:span></text:p>
      <text:p text:style-name="P29"><text:span text:style-name="T56">W = 0.00000111101</text:span><text:span text:style-name="T69">2</text:span><text:span text:style-name="T56"> </text:span><text:span text:style-name="T59">≈ </text:span><text:span text:style-name="T56">0.0298</text:span></text:p>
      <text:h text:style-name="P68" text:outline-level="1">Задание №8.</text:h>
      <text:p text:style-name="P56">Найти значения чисел T и Q по их заданным шестнадцатеричным представлениям R и S <text:span text:style-name="T104">в</text:span> форме с плавающей запятой в формате Ф3.</text:p>
      <text:p text:style-name="P48">R = <text:span text:style-name="T56">C19DE000 </text:span><text:span text:style-name="T57">= 1100 0001 1001 1101 1110 0000 0000 0000</text:span><text:span text:style-name="T70">2</text:span><text:span text:style-name="T79"> </text:span><text:span text:style-name="T80">= </text:span><text:span text:style-name="T94">1 | 10000011 | </text:span><text:span text:style-name="T79">001 1101 1110 0000 0000 0000</text:span></text:p>
      <text:p text:style-name="P57"><text:span text:style-name="T79">P</text:span><text:span text:style-name="T69">T</text:span><text:span text:style-name="T78"> = X</text:span><text:span text:style-name="T69">T</text:span><text:span text:style-name="T78"> – 127 = 131 – 127 = 4</text:span></text:p>
      <text:p text:style-name="P57"><text:span text:style-name="T78">T = -1.</text:span><text:span text:style-name="T79">0011101111</text:span><text:span text:style-name="T69">2</text:span><text:span text:style-name="T78"> * 2</text:span><text:span text:style-name="T96">4</text:span></text:p>
      <text:p text:style-name="P30"><text:span text:style-name="T56">T = -10011.101111</text:span><text:span text:style-name="T69">2</text:span><text:span text:style-name="T56"> </text:span><text:span text:style-name="T59">≈ </text:span><text:span text:style-name="T56">19.734</text:span><text:span text:style-name="T62">4</text:span></text:p>
      <text:p text:style-name="P60"/>
      <text:p text:style-name="P26"><text:span text:style-name="T60">S = 3DF40000 </text:span><text:span text:style-name="T58">= 0011 1101 1111 0100 0000 0000 0000 0000</text:span><text:span text:style-name="T75">2</text:span><text:span text:style-name="T61"> = 0 | 01111011 | </text:span><text:span text:style-name="T58">111 0100 0000 0000 0000 0000</text:span></text:p>
      <text:p text:style-name="P28"><text:span text:style-name="T58">P</text:span><text:span text:style-name="T76">Q</text:span><text:span text:style-name="T58"> = X</text:span><text:span text:style-name="T76">Q</text:span><text:span text:style-name="T58"> – 12</text:span><text:span text:style-name="T63">7</text:span><text:span text:style-name="T58"> = 123 – 12</text:span><text:span text:style-name="T63">7</text:span><text:span text:style-name="T58"> = -</text:span><text:span text:style-name="T64">4</text:span></text:p>
      <text:p text:style-name="P31"><text:span text:style-name="T64">Q </text:span><text:span text:style-name="T56">= 1.</text:span><text:span text:style-name="T58">11101</text:span><text:span text:style-name="T69">2</text:span><text:span text:style-name="T56"> * 2</text:span><text:span text:style-name="T96">-4</text:span><text:span text:style-name="T56"> = 0.000111101</text:span><text:span text:style-name="T77">2</text:span><text:span text:style-name="T65"> = 111101</text:span><text:span text:style-name="T77">2</text:span><text:span text:style-name="T65"> * 2</text:span><text:span text:style-name="T103">-9</text:span><text:span text:style-name="T65"> = </text:span><text:span text:style-name="T66">61/</text:span><text:span text:style-name="T67">512</text:span><text:span text:style-name="T68"> </text:span><text:span text:style-name="T59">≈ 0.119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7ec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57:08.202050027</meta:creation-date>
    <dc:date>2023-10-11T17:49:52.759053514</dc:date>
    <meta:editing-duration>PT1H33M18S</meta:editing-duration>
    <meta:editing-cycles>112</meta:editing-cycles>
    <meta:generator>LibreOffice/7.5.7.1$Linux_X86_64 LibreOffice_project/50$Build-1</meta:generator>
    <meta:document-statistic meta:table-count="1" meta:image-count="0" meta:object-count="0" meta:page-count="4" meta:paragraph-count="88" meta:word-count="746" meta:character-count="3631" meta:non-whitespace-character-count="2913"/>
  </office:meta>
</office:document-meta>
</file>